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d320"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-dash="Ultrafine_20_Dashed" svg:stroke-color="#e6e6e6"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.85cm"/>
    </style:style>
    <style:style style:name="gr5" style:family="graphic" style:parent-style-name="standard">
      <style:graphic-properties draw:stroke="none" draw:fill="none" fo:min-height="1.03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stroke="dash" draw:stroke-dash="Fine_20_Dashed_20__28_var_29_" svg:stroke-width="0.076cm" svg:stroke-color="#c0c0c0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draw:fill="none" fo:min-height="0.921cm"/>
    </style:style>
    <style:style style:name="gr10" style:family="graphic" style:parent-style-name="standard">
      <style:graphic-properties draw:stroke="none" draw:fill="none" fo:min-height="0.794cm"/>
    </style:style>
    <style:style style:name="gr11" style:family="graphic" style:parent-style-name="standard">
      <style:graphic-properties svg:stroke-width="0cm" svg:stroke-color="#c0c0c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color="#579d1c" draw:fill="solid" draw:fill-color="#cc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text-shadow="none"/>
    </style:style>
    <style:style style:name="P5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tyle="italic" fo:text-shadow="none" style:font-style-asian="italic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style:text-position="sub 58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style:text-position="sub 58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7" style:family="text">
      <style:text-properties fo:font-family="Arial" style:font-style-name="Normale" style:font-family-generic="swiss" fo:font-size="20pt" fo:font-weight="bold" style:font-family-asian="Arial" style:font-style-name-asian="Normale" style:font-family-generic-asian="swiss" style:font-size-asian="20pt" style:font-weight-asian="bold" style:font-family-complex="Arial" style:font-style-name-complex="Normale" style:font-family-generic-complex="swiss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6" draw:id="id6" draw:layer="layout" svg:width="1.27cm" svg:height="1.27cm" svg:x="5.776cm" svg:y="10.497cm">
          <text:p/>
        </draw:circle>
        <draw:rect draw:style-name="gr2" draw:text-style-name="P2" draw:layer="layout" svg:width="4.445cm" svg:height="8.255cm" svg:x="4.176cm" svg:y="4.175cm">
          <text:p/>
        </draw:rect>
        <draw:circle draw:style-name="gr3" draw:text-style-name="P2" draw:layer="layout" svg:width="0.254cm" svg:height="0.254cm" svg:x="6.284cm" svg:y="8.297cm">
          <text:p/>
        </draw:circle>
        <draw:circle draw:style-name="gr3" draw:text-style-name="P2" draw:layer="layout" svg:width="0.254cm" svg:height="0.254cm" svg:x="6.284cm" svg:y="9.031cm">
          <text:p/>
        </draw:circle>
        <draw:circle draw:style-name="gr3" draw:text-style-name="P2" draw:layer="layout" svg:width="0.254cm" svg:height="0.254cm" svg:x="6.284cm" svg:y="9.765cm">
          <text:p/>
        </draw:circle>
        <draw:frame draw:style-name="gr4" draw:text-style-name="P3" draw:layer="layout" svg:width="2.37cm" svg:height="1.055cm" svg:x="5.516cm" svg:y="12.954cm">
          <draw:text-box>
            <text:p><text:span text:style-name="T1">t = 1</text:span></text:p>
          </draw:text-box>
        </draw:frame>
        <draw:rect draw:style-name="gr2" draw:text-style-name="P2" draw:layer="layout" svg:width="4.445cm" svg:height="8.255cm" svg:x="8.621cm" svg:y="4.175cm">
          <text:p/>
        </draw:rect>
        <draw:rect draw:style-name="gr2" draw:text-style-name="P2" draw:layer="layout" svg:width="4.445cm" svg:height="8.255cm" svg:x="17.577cm" svg:y="4.176cm">
          <text:p/>
        </draw:rect>
        <draw:circle draw:style-name="gr1" draw:text-style-name="P1" xml:id="id1" draw:id="id1" draw:layer="layout" svg:width="1.27cm" svg:height="1.27cm" svg:x="5.776cm" svg:y="4.797cm">
          <text:p/>
        </draw:circle>
        <draw:circle draw:style-name="gr1" draw:text-style-name="P1" xml:id="id5" draw:id="id5" draw:layer="layout" svg:width="1.27cm" svg:height="1.27cm" svg:x="5.776cm" svg:y="6.547cm">
          <text:p/>
        </draw:circle>
        <draw:circle draw:style-name="gr1" draw:text-style-name="P1" xml:id="id4" draw:id="id4" draw:layer="layout" svg:width="1.27cm" svg:height="1.27cm" svg:x="10.176cm" svg:y="10.497cm">
          <text:p/>
        </draw:circle>
        <draw:circle draw:style-name="gr3" draw:text-style-name="P2" draw:layer="layout" svg:width="0.254cm" svg:height="0.254cm" svg:x="10.784cm" svg:y="8.297cm">
          <text:p/>
        </draw:circle>
        <draw:circle draw:style-name="gr3" draw:text-style-name="P2" draw:layer="layout" svg:width="0.254cm" svg:height="0.254cm" svg:x="10.784cm" svg:y="9.031cm">
          <text:p/>
        </draw:circle>
        <draw:circle draw:style-name="gr3" draw:text-style-name="P2" draw:layer="layout" svg:width="0.254cm" svg:height="0.254cm" svg:x="10.784cm" svg:y="9.765cm">
          <text:p/>
        </draw:circle>
        <draw:circle draw:style-name="gr1" draw:text-style-name="P1" xml:id="id2" draw:id="id2" draw:layer="layout" svg:width="1.27cm" svg:height="1.27cm" svg:x="10.176cm" svg:y="4.797cm">
          <text:p/>
        </draw:circle>
        <draw:circle draw:style-name="gr1" draw:text-style-name="P1" xml:id="id3" draw:id="id3" draw:layer="layout" svg:width="1.27cm" svg:height="1.27cm" svg:x="10.176cm" svg:y="6.547cm">
          <text:p/>
        </draw:circle>
        <draw:frame draw:style-name="gr5" draw:text-style-name="P3" draw:layer="layout" svg:width="1.201cm" svg:height="1.288cm" svg:x="2.075cm" svg:y="4.91cm">
          <draw:text-box>
            <text:p><text:span text:style-name="T1">S</text:span><text:span text:style-name="T2">1</text:span></text:p>
          </draw:text-box>
        </draw:frame>
        <draw:frame draw:style-name="gr5" draw:text-style-name="P3" draw:layer="layout" svg:width="1.268cm" svg:height="1.288cm" svg:x="2.006cm" svg:y="10.59cm">
          <draw:text-box>
            <text:p><text:span text:style-name="T1">S</text:span><text:span text:style-name="T2">N</text:span></text:p>
          </draw:text-box>
        </draw:frame>
        <draw:frame draw:style-name="gr5" draw:text-style-name="P3" draw:layer="layout" svg:width="1.201cm" svg:height="1.288cm" svg:x="2.076cm" svg:y="6.61cm">
          <draw:text-box>
            <text:p><text:span text:style-name="T1">S</text:span><text:span text:style-name="T2">2</text:span></text:p>
          </draw:text-box>
        </draw:frame>
        <draw:g>
          <draw:circle draw:style-name="gr3" draw:text-style-name="P2" draw:layer="layout" svg:width="0.254cm" svg:height="0.254cm" draw:transform="rotate (1.5707963267946) translate (14.425cm 9.41cm)">
            <text:p/>
          </draw:circle>
          <draw:circle draw:style-name="gr3" draw:text-style-name="P2" draw:layer="layout" svg:width="0.254cm" svg:height="0.254cm" draw:transform="rotate (1.5707963267946) translate (15.159cm 9.41cm)">
            <text:p/>
          </draw:circle>
          <draw:circle draw:style-name="gr3" draw:text-style-name="P2" draw:layer="layout" svg:width="0.254cm" svg:height="0.254cm" draw:transform="rotate (1.5707963267946) translate (15.893cm 9.41cm)">
            <text:p/>
          </draw:circle>
        </draw:g>
        <draw:line draw:style-name="gr6" draw:text-style-name="P4" draw:layer="layout" svg:x1="4.176cm" svg:y1="12.43cm" svg:x2="22.591cm" svg:y2="12.43cm">
          <text:p/>
        </draw:line>
        <draw:circle draw:style-name="gr1" draw:text-style-name="P1" draw:layer="layout" svg:width="1.27cm" svg:height="1.27cm" svg:x="19.141cm" svg:y="10.52cm">
          <text:p/>
        </draw:circle>
        <draw:circle draw:style-name="gr3" draw:text-style-name="P2" draw:layer="layout" svg:width="0.254cm" svg:height="0.254cm" svg:x="19.749cm" svg:y="8.32cm">
          <text:p/>
        </draw:circle>
        <draw:circle draw:style-name="gr3" draw:text-style-name="P2" draw:layer="layout" svg:width="0.254cm" svg:height="0.254cm" svg:x="19.749cm" svg:y="9.054cm">
          <text:p/>
        </draw:circle>
        <draw:circle draw:style-name="gr3" draw:text-style-name="P2" draw:layer="layout" svg:width="0.254cm" svg:height="0.254cm" svg:x="19.749cm" svg:y="9.788cm">
          <text:p/>
        </draw:circle>
        <draw:circle draw:style-name="gr1" draw:text-style-name="P1" draw:layer="layout" svg:width="1.27cm" svg:height="1.27cm" svg:x="19.141cm" svg:y="4.82cm">
          <text:p/>
        </draw:circle>
        <draw:circle draw:style-name="gr1" draw:text-style-name="P1" draw:layer="layout" svg:width="1.27cm" svg:height="1.27cm" svg:x="19.141cm" svg:y="6.57cm">
          <text:p/>
        </draw:circle>
        <draw:frame draw:style-name="gr7" draw:text-style-name="P3" draw:layer="layout" svg:width="2.503cm" svg:height="1.055cm" svg:x="9.928cm" svg:y="12.98cm">
          <draw:text-box>
            <text:p><text:span text:style-name="T1">t = 2</text:span></text:p>
          </draw:text-box>
        </draw:frame>
        <draw:frame draw:style-name="gr7" draw:text-style-name="P3" draw:layer="layout" svg:width="2.23cm" svg:height="1.055cm" svg:x="18.891cm" svg:y="12.98cm">
          <draw:text-box>
            <text:p><text:span text:style-name="T1">t = T</text:span></text:p>
          </draw:text-box>
        </draw:frame>
        <draw:connector draw:style-name="gr8" draw:text-style-name="P2" draw:layer="layout" draw:type="line" svg:x1="7.046cm" svg:y1="5.432cm" svg:x2="10.176cm" svg:y2="5.432cm" draw:start-shape="id1" draw:start-glue-point="1" draw:end-shape="id2" draw:end-glue-point="3" svg:d="m7046 5432h3130">
          <text:p/>
        </draw:connector>
        <draw:connector draw:style-name="gr8" draw:text-style-name="P2" draw:layer="layout" draw:type="line" svg:x1="7.046cm" svg:y1="5.432cm" svg:x2="10.176cm" svg:y2="7.182cm" draw:end-shape="id3" draw:end-glue-point="3" svg:d="m7046 5432 3130 1750">
          <text:p/>
        </draw:connector>
        <draw:connector draw:style-name="gr8" draw:text-style-name="P2" draw:layer="layout" draw:type="line" svg:x1="7.046cm" svg:y1="5.432cm" svg:x2="10.176cm" svg:y2="11.132cm" draw:end-shape="id4" draw:end-glue-point="3" svg:d="m7046 5432 3130 5700">
          <text:p/>
        </draw:connector>
        <draw:connector draw:style-name="gr8" draw:text-style-name="P2" draw:layer="layout" draw:type="line" svg:x1="7.046cm" svg:y1="7.182cm" svg:x2="10.176cm" svg:y2="7.182cm" draw:start-shape="id5" draw:start-glue-point="1" draw:end-shape="id3" draw:end-glue-point="3" svg:d="m7046 7182h3130">
          <text:p/>
        </draw:connector>
        <draw:connector draw:style-name="gr8" draw:text-style-name="P2" draw:layer="layout" draw:type="line" svg:x1="7.046cm" svg:y1="7.182cm" svg:x2="10.176cm" svg:y2="11.132cm" draw:start-shape="id5" draw:start-glue-point="1" draw:end-shape="id4" draw:end-glue-point="3" svg:d="m7046 7182 3130 3950">
          <text:p/>
        </draw:connector>
        <draw:connector draw:style-name="gr8" draw:text-style-name="P2" draw:layer="layout" draw:type="line" svg:x1="7.046cm" svg:y1="11.132cm" svg:x2="10.176cm" svg:y2="11.132cm" draw:start-shape="id6" draw:start-glue-point="1" draw:end-shape="id4" draw:end-glue-point="3" svg:d="m7046 11132h3130">
          <text:p/>
        </draw:connector>
        <draw:connector draw:style-name="gr8" draw:text-style-name="P2" draw:layer="layout" draw:type="line" svg:x1="7.046cm" svg:y1="11.132cm" svg:x2="10.176cm" svg:y2="7.182cm" draw:start-shape="id6" draw:start-glue-point="1" draw:end-shape="id3" draw:end-glue-point="3" svg:d="m7046 11132 3130-3950">
          <text:p/>
        </draw:connector>
        <draw:connector draw:style-name="gr8" draw:text-style-name="P2" draw:layer="layout" draw:type="line" svg:x1="7.046cm" svg:y1="11.132cm" svg:x2="10.176cm" svg:y2="5.432cm" draw:start-shape="id6" draw:start-glue-point="1" draw:end-shape="id2" draw:end-glue-point="3" svg:d="m7046 11132 3130-5700">
          <text:p/>
        </draw:connector>
        <draw:connector draw:style-name="gr8" draw:text-style-name="P2" draw:layer="layout" draw:type="line" svg:x1="11.511cm" svg:y1="5.455cm" svg:x2="14.641cm" svg:y2="5.455cm" svg:d="m11511 5455h3130">
          <text:p/>
        </draw:connector>
        <draw:connector draw:style-name="gr8" draw:text-style-name="P2" draw:layer="layout" draw:type="line" svg:x1="11.511cm" svg:y1="5.455cm" svg:x2="14.641cm" svg:y2="7.205cm" svg:d="m11511 5455 3130 1750">
          <text:p/>
        </draw:connector>
        <draw:connector draw:style-name="gr8" draw:text-style-name="P2" draw:layer="layout" draw:type="line" svg:x1="11.511cm" svg:y1="5.455cm" svg:x2="14.641cm" svg:y2="11.155cm" svg:d="m11511 5455 3130 5700">
          <text:p/>
        </draw:connector>
        <draw:connector draw:style-name="gr8" draw:text-style-name="P2" draw:layer="layout" draw:type="line" svg:x1="11.511cm" svg:y1="7.205cm" svg:x2="14.641cm" svg:y2="7.205cm" svg:d="m11511 7205h3130">
          <text:p/>
        </draw:connector>
        <draw:connector draw:style-name="gr8" draw:text-style-name="P2" draw:layer="layout" draw:type="line" svg:x1="11.511cm" svg:y1="7.205cm" svg:x2="14.641cm" svg:y2="11.155cm" svg:d="m11511 7205 3130 3950">
          <text:p/>
        </draw:connector>
        <draw:connector draw:style-name="gr8" draw:text-style-name="P2" draw:layer="layout" draw:type="line" svg:x1="11.511cm" svg:y1="11.155cm" svg:x2="14.641cm" svg:y2="11.155cm" svg:d="m11511 11155h3130">
          <text:p/>
        </draw:connector>
        <draw:connector draw:style-name="gr8" draw:text-style-name="P2" draw:layer="layout" draw:type="line" svg:x1="11.511cm" svg:y1="11.155cm" svg:x2="14.641cm" svg:y2="7.205cm" svg:d="m11511 11155 3130-3950">
          <text:p/>
        </draw:connector>
        <draw:connector draw:style-name="gr8" draw:text-style-name="P2" draw:layer="layout" draw:type="line" svg:x1="11.511cm" svg:y1="11.155cm" svg:x2="14.641cm" svg:y2="5.455cm" svg:d="m11511 11155 3130-5700">
          <text:p/>
        </draw:connector>
        <draw:connector draw:style-name="gr8" draw:text-style-name="P2" draw:layer="layout" draw:type="line" svg:x1="16.011cm" svg:y1="5.455cm" svg:x2="19.141cm" svg:y2="5.455cm" svg:d="m16011 5455h3130">
          <text:p/>
        </draw:connector>
        <draw:connector draw:style-name="gr8" draw:text-style-name="P2" draw:layer="layout" draw:type="line" svg:x1="16.011cm" svg:y1="5.455cm" svg:x2="19.141cm" svg:y2="7.205cm" svg:d="m16011 5455 3130 1750">
          <text:p/>
        </draw:connector>
        <draw:connector draw:style-name="gr8" draw:text-style-name="P2" draw:layer="layout" draw:type="line" svg:x1="16.011cm" svg:y1="5.455cm" svg:x2="19.141cm" svg:y2="11.155cm" svg:d="m16011 5455 3130 5700">
          <text:p/>
        </draw:connector>
        <draw:connector draw:style-name="gr8" draw:text-style-name="P2" draw:layer="layout" draw:type="line" svg:x1="16.011cm" svg:y1="7.205cm" svg:x2="19.141cm" svg:y2="7.205cm" svg:d="m16011 7205h3130">
          <text:p/>
        </draw:connector>
        <draw:connector draw:style-name="gr8" draw:text-style-name="P2" draw:layer="layout" draw:type="line" svg:x1="16.011cm" svg:y1="7.205cm" svg:x2="19.141cm" svg:y2="11.155cm" svg:d="m16011 7205 3130 3950">
          <text:p/>
        </draw:connector>
        <draw:connector draw:style-name="gr8" draw:text-style-name="P2" draw:layer="layout" draw:type="line" svg:x1="16.011cm" svg:y1="11.155cm" svg:x2="19.141cm" svg:y2="11.155cm" svg:d="m16011 11155h3130">
          <text:p/>
        </draw:connector>
        <draw:connector draw:style-name="gr8" draw:text-style-name="P2" draw:layer="layout" draw:type="line" svg:x1="16.011cm" svg:y1="11.155cm" svg:x2="19.141cm" svg:y2="7.205cm" svg:d="m16011 11155 3130-3950">
          <text:p/>
        </draw:connector>
        <draw:connector draw:style-name="gr8" draw:text-style-name="P2" draw:layer="layout" draw:type="line" svg:x1="16.011cm" svg:y1="11.155cm" svg:x2="19.141cm" svg:y2="5.455cm" svg:d="m16011 11155 3130-5700">
          <text:p/>
        </draw:connector>
        <draw:connector draw:style-name="gr8" draw:text-style-name="P2" draw:layer="layout" draw:type="line" svg:x1="7.046cm" svg:y1="7.182cm" svg:x2="10.176cm" svg:y2="5.432cm" draw:start-shape="id5" draw:start-glue-point="1" draw:end-shape="id2" draw:end-glue-point="3" svg:d="m7046 7182 3130-1750">
          <text:p/>
        </draw:connector>
        <draw:frame draw:style-name="gr9" draw:text-style-name="P5" draw:layer="layout" svg:width="1.869cm" svg:height="1.287cm" svg:x="7.058cm" svg:y="9.229cm">
          <draw:text-box>
            <text:p><text:span text:style-name="T3">a</text:span><text:span text:style-name="T4">N1</text:span><text:span text:style-name="T5">1</text:span></text:p>
          </draw:text-box>
        </draw:frame>
        <draw:frame draw:style-name="gr9" draw:text-style-name="P5" draw:layer="layout" svg:width="1.869cm" svg:height="1.287cm" svg:x="7.058cm" svg:y="10.43cm">
          <draw:text-box>
            <text:p><text:span text:style-name="T3">a</text:span><text:span text:style-name="T4">NN</text:span><text:span text:style-name="T5">1</text:span></text:p>
          </draw:text-box>
        </draw:frame>
        <draw:frame draw:style-name="gr9" draw:text-style-name="P5" draw:layer="layout" svg:width="1.869cm" svg:height="1.287cm" svg:x="7.057cm" svg:y="4.629cm">
          <draw:text-box>
            <text:p><text:span text:style-name="T3">a</text:span><text:span text:style-name="T4">11</text:span><text:span text:style-name="T5">1</text:span></text:p>
          </draw:text-box>
        </draw:frame>
        <draw:frame draw:style-name="gr9" draw:text-style-name="P5" draw:layer="layout" svg:width="1.869cm" svg:height="1.287cm" svg:x="7.057cm" svg:y="5.53cm">
          <draw:text-box>
            <text:p><text:span text:style-name="T3">a</text:span><text:span text:style-name="T4">1N</text:span><text:span text:style-name="T5">1</text:span></text:p>
          </draw:text-box>
        </draw:frame>
        <draw:frame draw:style-name="gr10" draw:text-style-name="P6" draw:layer="layout" svg:width="2.466cm" svg:height="1.044cm" svg:x="13.966cm" svg:y="12.33cm">
          <draw:text-box>
            <text:p text:style-name="P2"><text:span text:style-name="T6">tempo</text:span></text:p>
          </draw:text-box>
        </draw:frame>
        <draw:line draw:style-name="gr11" draw:text-style-name="P2" draw:layer="layout" svg:x1="5.145cm" svg:y1="11.16cm" svg:x2="5.78cm" svg:y2="11.16cm">
          <text:p/>
        </draw:line>
        <draw:frame draw:style-name="gr5" draw:text-style-name="P3" draw:layer="layout" svg:width="1.67cm" svg:height="1.288cm" svg:x="4.04cm" svg:y="10.525cm">
          <draw:text-box>
            <text:p><text:span text:style-name="T7">π</text:span><text:span text:style-name="T2">N</text:span></text:p>
          </draw:text-box>
        </draw:frame>
        <draw:frame draw:style-name="gr5" draw:text-style-name="P3" draw:layer="layout" svg:width="1.67cm" svg:height="1.288cm" svg:x="4.04cm" svg:y="6.525cm">
          <draw:text-box>
            <text:p><text:span text:style-name="T7">π</text:span><text:span text:style-name="T2">2</text:span></text:p>
          </draw:text-box>
        </draw:frame>
        <draw:line draw:style-name="gr11" draw:text-style-name="P2" draw:layer="layout" svg:x1="5.146cm" svg:y1="7.16cm" svg:x2="5.781cm" svg:y2="7.16cm">
          <text:p/>
        </draw:line>
        <draw:frame draw:style-name="gr5" draw:text-style-name="P3" draw:layer="layout" svg:width="1.67cm" svg:height="1.288cm" svg:x="4.041cm" svg:y="4.825cm">
          <draw:text-box>
            <text:p><text:span text:style-name="T7">π</text:span><text:span text:style-name="T2">1</text:span></text:p>
          </draw:text-box>
        </draw:frame>
        <draw:line draw:style-name="gr11" draw:text-style-name="P2" draw:layer="layout" svg:x1="5.147cm" svg:y1="5.46cm" svg:x2="5.782cm" svg:y2="5.46cm">
          <text:p/>
        </draw:line>
        <draw:frame draw:style-name="gr5" draw:text-style-name="P3" draw:layer="layout" svg:width="1.67cm" svg:height="1.288cm" svg:x="5.915cm" svg:y="14.317cm">
          <draw:text-box>
            <text:p><text:span text:style-name="T7">O</text:span><text:span text:style-name="T2">1</text:span></text:p>
          </draw:text-box>
        </draw:frame>
        <draw:frame draw:style-name="gr5" draw:text-style-name="P3" draw:layer="layout" svg:width="1.67cm" svg:height="1.288cm" svg:x="10.315cm" svg:y="14.317cm">
          <draw:text-box>
            <text:p><text:span text:style-name="T7">O</text:span><text:span text:style-name="T2">2</text:span></text:p>
          </draw:text-box>
        </draw:frame>
        <draw:frame draw:style-name="gr5" draw:text-style-name="P3" draw:layer="layout" svg:width="1.67cm" svg:height="1.288cm" svg:x="19.015cm" svg:y="14.317cm">
          <draw:text-box>
            <text:p><text:span text:style-name="T7">O</text:span><text:span text:style-name="T2">T</text:span></text:p>
          </draw:text-box>
        </draw:frame>
        <draw:custom-shape draw:style-name="gr12" draw:text-style-name="P2" draw:layer="layout" svg:width="1.27cm" svg:height="1.27cm" svg:x="4.31cm" svg:y="2.84cm">
          <text:p><text:span text:style-name="T3">v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869cm" svg:height="1.287cm" svg:x="7.058cm" svg:y="5.531cm">
          <draw:text-box>
            <text:p><text:span text:style-name="T3">a</text:span><text:span text:style-name="T4">1N</text:span><text:span text:style-name="T5">1</text:span></text:p>
          </draw:text-box>
        </draw:frame>
        <draw:frame draw:style-name="gr9" draw:text-style-name="P5" draw:layer="layout" svg:width="1.869cm" svg:height="1.287cm" svg:x="7.058cm" svg:y="5.531cm">
          <draw:text-box>
            <text:p><text:span text:style-name="T3">a</text:span><text:span text:style-name="T4">1N</text:span><text:span text:style-name="T5">1</text:span></text:p>
          </draw:text-box>
        </draw:frame>
        <draw:frame draw:style-name="gr9" draw:text-style-name="P5" draw:layer="layout" svg:width="1.869cm" svg:height="1.287cm" svg:x="7.058cm" svg:y="5.531cm">
          <draw:text-box>
            <text:p><text:span text:style-name="T3">a</text:span><text:span text:style-name="T4">1N</text:span><text:span text:style-name="T5">1</text:span></text:p>
          </draw:text-box>
        </draw:frame>
        <draw:custom-shape draw:style-name="gr12" draw:text-style-name="P2" draw:layer="layout" svg:width="1.27cm" svg:height="1.27cm" svg:x="7.11cm" svg:y="2.84cm">
          <text:p><text:span text:style-name="T3">v</text:span><text:span text:style-name="T4">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2" draw:layer="layout" svg:width="0.254cm" svg:height="0.254cm" draw:transform="rotate (1.5707963267946) translate (5.745cm 3.594cm)">
          <text:p/>
        </draw:circle>
        <draw:circle draw:style-name="gr3" draw:text-style-name="P2" draw:layer="layout" svg:width="0.254cm" svg:height="0.254cm" draw:transform="rotate (1.5707963267946) translate (6.179cm 3.594cm)">
          <text:p/>
        </draw:circle>
        <draw:circle draw:style-name="gr3" draw:text-style-name="P2" draw:layer="layout" svg:width="0.254cm" svg:height="0.254cm" draw:transform="rotate (1.5707963267946) translate (6.713cm 3.594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ilbo Baggins</meta:initial-creator>
    <meta:creation-date>2012-02-01T13:57:42.65</meta:creation-date>
    <dc:date>2012-02-01T16:40:55.34</dc:date>
    <dc:creator>Bilbo Baggins</dc:creator>
    <meta:editing-duration>PT2H1M53S</meta:editing-duration>
    <meta:editing-cycles>1</meta:editing-cycles>
    <meta:document-statistic meta:object-count="79"/>
    <meta:generator>OpenOffice.org/3.3$Win32 OpenOffice.org_project/330m20$Build-9567</meta:generator>
  </office:meta>
</office:document-meta>
</file>